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5ca2"/>
    </style:style>
    <style:style style:name="P2" style:family="paragraph" style:parent-style-name="Standard">
      <style:text-properties officeooo:rsid="000d5ca2" officeooo:paragraph-rsid="000d5ca2"/>
    </style:style>
    <style:style style:name="P3" style:family="paragraph" style:parent-style-name="Standard">
      <style:text-properties officeooo:rsid="0023ae3e" officeooo:paragraph-rsid="0023ae3e"/>
    </style:style>
    <style:style style:name="P4" style:family="paragraph" style:parent-style-name="Standard">
      <style:text-properties officeooo:paragraph-rsid="000fe862"/>
    </style:style>
    <style:style style:name="P5" style:family="paragraph" style:parent-style-name="Standard">
      <style:text-properties officeooo:paragraph-rsid="002a5959"/>
    </style:style>
    <style:style style:name="P6" style:family="paragraph" style:parent-style-name="Standard">
      <style:text-properties officeooo:paragraph-rsid="002b41e7"/>
    </style:style>
    <style:style style:name="T1" style:family="text">
      <style:text-properties officeooo:rsid="001b2f9c"/>
    </style:style>
    <style:style style:name="T2" style:family="text">
      <style:text-properties officeooo:rsid="00208d1d"/>
    </style:style>
    <style:style style:name="T3" style:family="text">
      <style:text-properties officeooo:rsid="00212675"/>
    </style:style>
    <style:style style:name="T4" style:family="text">
      <style:text-properties officeooo:rsid="002a59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P1"/>
      <text:p text:style-name="P1"/>
      <text:p text:style-name="P1"/>
      <text:p text:style-name="P2">Testimonio de Jone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P5"><text:span text:style-name="T1">Este es el testimonio de Jone, una adolescente transexual que, como muchas otras personas, ha sido víctima de aislamiento y malos tratos diversos, por su identidad de género. Los testimonios como el suyo no constituyen hechos aislados. Según los </text:span>informes del Ministerio del Interior, la orientación sexual y la identidad de género son algunos de los motivos que más delitos de odio provocan en nuestro país. </text:p>
      <text:p text:style-name="P5"/>
      <text:p text:style-name="P5">Ninguna organización <text:span text:style-name="T2">del entorno </text:span>LGTBI es ajena a esta realidad. <text:span text:style-name="T3">Según el Informe de delitos de odio e incidentes discriminatorios al colectivo LGTBI, elaborado por el Observatorio Redes Contra el Odio, los datos que registra el Ministerio, son inferiores a los que recogen las entidades LGTBI , y este desfase, según el informe, nos habla de la dificultad de </text:span>hacer llegar los delitos a las fuerzas de orden público y a los juzgados, y también de la dificultad para extender y armonizar la</text:p>
      <text:p text:style-name="P6"><text:span text:style-name="T3">atención a las víctimas. Las entidades LGTBI registraron en 2017 un total de 629 denuncias por casos de delitos de odio e incidentes discriminatorios, más del doble que en 2016, pero calculan que serían muchos más porque hasta un 80 por ciento no se denuncian. Y para la Federación Estatal de Lesbianas, Gais, Trans y Bisexuales, </text:span>FELGTB, supone una preocupación de primerísimo orden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Gráficos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soft-page-break/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/></text:p>
      <text:p text:style-name="Standard"><text:a xlink:type="simple" xlink:href="http://www.mitramiss.gob.es/oberaxe/ficheros/documentos/legislacionDelitosVinculando.pdf" text:style-name="Internet_20_link" text:visited-style-name="Visited_20_Internet_20_Link">http://www.mitramiss.gob.es/oberaxe/ficheros/documentos/legislacionDelitosVinculando.pdf</text:a></text:p>
      <text:p text:style-name="Standard"><text:a xlink:type="simple" xlink:href="https://www.debelareabogados.es/delitos-odio-lgtbi-world-pride-madrid-2017/" text:style-name="Internet_20_link" text:visited-style-name="Visited_20_Internet_20_Link"/></text:p>
      <text:p text:style-name="Standard"><text:a xlink:type="simple" xlink:href="https://www.debelareabogados.es/delitos-odio-lgtbi-world-pride-madrid-2017/" text:style-name="Internet_20_link" text:visited-style-name="Visited_20_Internet_20_Link"/></text:p>
      <text:p text:style-name="Standard"><text:a xlink:type="simple" xlink:href="https://www.debelareabogados.es/delitos-odio-lgtbi-world-pride-madrid-2017/" text:style-name="Internet_20_link" text:visited-style-name="Visited_20_Internet_20_Link">https://www.debelareabogados.es/delitos-odio-lgtbi-world-pride-madrid-2017/</text:a></text:p>
      <text:p text:style-name="Standard"/>
      <text:p text:style-name="Standard"><text:a xlink:type="simple" xlink:href="https://www.stoplgbtfobia.org/" text:style-name="Internet_20_link" text:visited-style-name="Visited_20_Internet_20_Link">https://www.stoplgbtfobia.org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1.3.2$Linux_X86_64 LibreOffice_project/10$Build-2</meta:generator>
    <dc:date>2019-02-02T23:39:32.437103915</dc:date>
    <meta:editing-duration>PT2H28M22S</meta:editing-duration>
    <meta:editing-cycles>11</meta:editing-cycles>
    <meta:document-statistic meta:table-count="0" meta:image-count="0" meta:object-count="0" meta:page-count="2" meta:paragraph-count="8" meta:word-count="219" meta:character-count="1501" meta:non-whitespace-character-count="1287"/>
  </office:meta>
</office:document-meta>
</file>